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Arial" svg:font-family="Arial" style:font-pitch="variable"/>
    <style:font-face style:name="Tahoma" svg:font-family="Tahoma, Lucidasans, 'Lucida Sans', 'Arial Unicode MS'"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keep-together="auto"/>
    </style:style>
    <style:style style:name="P2" style:family="paragraph" style:parent-style-name="Standard">
      <style:paragraph-properties fo:keep-together="auto"/>
      <style:text-properties fo:language="lt" fo:country="LT"/>
    </style:style>
    <style:style style:name="P3" style:family="paragraph" style:parent-style-name="Standard">
      <style:paragraph-properties fo:keep-together="auto"/>
      <style:text-properties fo:color="#ff0000" fo:language="lt" fo:country="LT"/>
    </style:style>
    <style:style style:name="P4" style:family="paragraph" style:parent-style-name="Text_20_body">
      <style:paragraph-properties fo:text-align="start" style:justify-single-word="false"/>
      <style:text-properties fo:font-weight="normal" style:font-weight-asian="normal" style:font-weight-complex="normal"/>
    </style:style>
    <style:style style:name="P5" style:family="paragraph" style:parent-style-name="Text">
      <style:paragraph-properties fo:text-align="start" style:justify-single-word="false"/>
      <style:text-properties fo:language="lt" fo:country="LT"/>
    </style:style>
    <style:style style:name="P6" style:family="paragraph" style:parent-style-name="Standard">
      <style:text-properties fo:language="lt" fo:country="LT"/>
    </style:style>
    <style:style style:name="P7" style:family="paragraph" style:parent-style-name="Text">
      <style:text-properties fo:language="lt" fo:country="LT"/>
    </style:style>
    <style:style style:name="T1" style:family="text">
      <style:text-properties fo:language="lt" fo:country="LT"/>
    </style:style>
    <style:style style:name="T2" style:family="text">
      <style:text-properties style:use-window-font-color="true" fo:language="lt" fo:country="LT"/>
    </style:style>
    <style:style style:name="T3" style:family="text">
      <style:text-properties style:use-window-font-color="true"/>
    </style:style>
    <style:style style:name="T4" style:family="text">
      <style:text-properties fo:background-color="transparent"/>
    </style:style>
    <style:style style:name="T5"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ociacijos „Atviras kodas Lietuvai“</text:h>
      <text:h text:style-name="Heading_20_1" text:outline-level="1">Visuotinio narių susirinkimo</text:h>
      <text:h text:style-name="Heading_20_1" text:outline-level="1">PROTOKOLAS</text:h>
      <text:p text:style-name="Standard"/>
      <text:p text:style-name="P1"><text:span text:style-name="T1">VIETA: „Lietuvos dujų“ pirtis,</text:span><text:span text:style-name="T2"> Aguonų g. 24, Vilnius</text:span></text:p>
      <text:p text:style-name="P2">DATA: 2006 m. gruodžio 9 d.</text:p>
      <text:p text:style-name="P2">DALYVIAI: <text:span text:style-name="T3">žr. protokolo priedą nr. 1.</text:span></text:p>
      <text:p text:style-name="P3"/>
      <text:h text:style-name="Heading_20_2" text:outline-level="2">DARBOTVARKĖ:</text:h>
      <text:p text:style-name="P4">16:10 - 16:20 Išrenkame pirmininkaujantį susirinkimui ir sekretorę, supažindiname su darbotvarke, siūlome darbotvarkės pakeitimus.<text:line-break/>16:20 - 16:50 Metinis AKL prezidento pranešimas ir valdybos narių pasisakymai.<text:line-break/>16:50 - 17:00 2006 metų AKL veiklos biudžeto pristatymas, revizoriaus ataskaita.<text:line-break/>17:00 - 17:20 Naujų AKL įstatų pristatymas ir priėmimas. <text:line-break/>17:20 - 17:30 Pertrauka.<text:line-break/>17:30 - 17:40 Kandidatų (į revizoriaus, AKL valdybos ir prezidento postus) sąrašo sudarymas, balsavimo tvarkos patvirtinimas, balsavimo komisijos tvirtinimas.<text:line-break/>17:40 - 17:45 AKL revizoriaus rinkimai.<text:line-break/>17:45 - 18:00 Kandidatų į AKL valdybą ir prezidento postą pasisakymai.<text:line-break/>18:00 - 18:10 Balsavimas.<text:line-break/>18:10 - Pertrauka Skaičiuojame balsus, kalbamės, valgome ir t.t.</text:p>
      <text:p text:style-name="P5"/>
      <text:p text:style-name="P5">Dalyvauja <text:span text:style-name="T4">23</text:span> nariai iš 46<text:span text:style-name="T3">.</text:span> Kvorumas yra.</text:p>
      <text:p text:style-name="P2"/>
      <text:h text:style-name="Heading_20_2" text:outline-level="2">SVARSTYTA:</text:h>
      <text:p text:style-name="P2">Kas bus susirinkimo pirmininkas ir sekretorius?</text:p>
      <text:h text:style-name="Heading_20_3" text:outline-level="3">NUTARTA:</text:h>
      <text:p text:style-name="P2">Pavesti pirmininkauti Jaroslavui Šatkevič, atlikti sekretorės pareigas Kristina Kudriašovai.</text:p>
      <text:p text:style-name="Standard"/>
      <text:h text:style-name="Heading_20_2" text:outline-level="2">SVARSTYTA:</text:h>
      <text:p text:style-name="P6">Prezidento ir Valdybos narių 2006 metų veiklos ataskaitos.</text:p>
      <text:h text:style-name="Heading_20_3" text:outline-level="3">AKL prezidento metinis pranešimas AKL nariams</text:h>
      <text:p text:style-name="Text">Nuo praeito visuotinio susirinkimo gegužės mėnesį padariau du gerus darbus: pasamdžiau darbuotoją ir buvo suorganizuotas dalyvavimas parodoje Infobalt. Pasirodėme tikrai gerai, stendas šiais metais buvo pačioje geriausioje vietoje, prie pat įėjimo. Nors pati paroda nyksta, mūsų dalyvavimas tampa vis geresniu. Stende platinome Baltix ir Laisvų programų biurui kompaktinius diskus. Baltix buvo parduota ir išdalinta apie 300 vnt., LPB – apie 50.</text:p>
      <text:p text:style-name="Text">Per pusmetį buvo išbraukta 15 narių, priimti 7.</text:p>
      <text:p text:style-name="P7"/>
      <text:h text:style-name="Heading_20_3" text:outline-level="3">Klausimai</text:h>
      <text:p text:style-name="Text">Saulius G.: Ar žadi kelti savo kandidatūrą į prezidentus?</text:p>
      <text:p text:style-name="Text">Jaro: Ne. Noriu padaryti metų pertrauką, daugiau laiko skirti mokslams, diplominio rašymui.</text:p>
      <text:p text:style-name="P7"/>
      <text:h text:style-name="Heading_20_3" text:outline-level="3">Valdybos nario Tomo Jonušo pranešimas</text:h>
      <text:p text:style-name="Text">Padariau du didelius darbus: buvo bendradarbiaujama su IVPK komisija, kuri ruošė vyriausybės programą atviro kodo programų ir atvirų standartų plėtojimui. Tačiau vasarą, pasikeitus vyriausybei, šią programą pervadino į „technologinio neutralumo“ programą. Kitas darbas – bendradarbiauta kuriant forumą e-valdžiai. Galima buvo padaryti daugiau.</text:p>
      <text:h text:style-name="Heading_20_3" text:outline-level="3"><text:line-break/>Valdybos nario Sauliaus Gražulio pranešimas</text:h>
      <text:p text:style-name="Text">Visų pirma, ant manęs „kabo“ AKL įstatai. Su Mykolu redagavom, Žilvinas nešė notarei. ji deja surado trūkumų, įstatai nepatvirtinti. Reikia juos tvarkyti toliau. Problema juose viena: prezidento postas ir valdyba nedera su dabartiniu asociacijų įstatymu. Dabar šie valdymo organai yra pernelyg savarankiški. Na, bet viską sutvarkysim.</text:p>
      <text:p text:style-name="Text">Infobalte skaičiau apskaitą apie atvirus standartus, „įpyliau alyvos į ugnį“...</text:p>
      <text:p text:style-name="Text">Infobalte buvo žmonių, besidominčių el. parašu. Parodėm jiems GPG, tačiau neužteko. Tarėmės dėl seminaro, kurį galėtume suorganizuoti. Greičiausiai tai padarysime. Kitais metais visi gali prisidėti prie el. parašo idėjos plėtojimo.</text:p>
      <text:p text:style-name="Text">Ponas Židonis paprašė, kad AKL organizuotų atviro kodo programos el. parašui kūrimą. Jei neprisidėsime, tai gali išeiti vėl „šleiva“ programa, kaip dabar veikia mokesčių inspekcijoje. Siūlau idėją – pravesti el. parašo seminarą AKL viduje.</text:p>
      <text:p text:style-name="Text"/>
      <text:h text:style-name="Heading_20_3" text:outline-level="3">Valdybos nario Alberto Agejevo pranešimas</text:h>
      <text:p text:style-name="Text">Daug nenuveikiau, Jaro priminė, kad pridėjau porą DNS’ų. Didžiausias nuopelnas (daugiau Kęstučio Biliūno) – GPG raktų pasirašymo vakarėlis, kuris vyko POV ofiso patalpose. Dalyvavo du Debian kūrėjai, virš 20 dalyvių. po to ėjome picos.</text:p>
      <text:p text:style-name="Text"/>
      <text:h text:style-name="Heading_20_3" text:outline-level="3">Valdybos nario Mykolo Okulič-Kazarino pranešimas</text:h>
      <text:p text:style-name="Text">Mano sritis – viešieji ryšiai. Rašiau pranešimus spaudai, bet didelio efekto nebuvo.</text:p>
      <text:p text:style-name="Text">Dalyvavau procesuose, susijusiuose su IVPK programa. Leidau studentams ruošti darbus OpenOffice ir dauguma jų pasirinko būtent šią programą, o ne MS Office. Tai parašiau IVPK projekte.</text:p>
      <text:p text:style-name="Text">Paruošiau žmonių ECDL egzaminui apie OOo. Pats išlaikiau ECDL egzaminą apie Suse (KDE). Keliuose mokymo centruose mano nuopelnu ištrintas MSO ir įdiegtas OOo.</text:p>
      <text:p text:style-name="Text"/>
      <text:h text:style-name="Heading_20_3" text:outline-level="3">Valdybos nario Žilvino Jančoro pranešimas</text:h>
      <text:p text:style-name="Text">(Žilvino nebuvo, apie jo darbus kalba Jaroslav)</text:p>
      <text:p text:style-name="Text">Nieko ypatingo nepadarė. Dalyvavo viename valdybos susirinkime ir kelis kartus nešė įstatus notarei.</text:p>
      <text:p text:style-name="Text"/>
      <text:h text:style-name="Heading_20_2" text:outline-level="2">SVARSTYTA:</text:h>
      <text:p text:style-name="Standard">AKL 2006 m. finansai.</text:p>
      <text:h text:style-name="Heading_20_3" text:outline-level="3">Kęstutis Biliūnas trumpai pristato 2006m. AKL veiklos finansinę ataskaitą.</text:h>
      <text:p text:style-name="Text">Pateikiu nepilnų metų balansą. Pažeidimų nėra, valdyba laikėsi įstatų. Išlaidos: kasmetiniai mokesčiai, 3 autorinės sutartys (už rėmėjų lėšas), kompaktinių diskų gamyba UAB „Vilukai“, vizitinių kortelių gamyba. Išlaidos sudaro apie 9300 Lt.</text:p>
      <text:p text:style-name="Text"/>
      <text:h text:style-name="Heading_20_2" text:outline-level="2">SVARSTYTA:</text:h>
      <text:p text:style-name="Standard">Nauja AKL įstatų redakcija</text:p>
      <text:h text:style-name="Heading_20_3" text:outline-level="3">Saulius Gražulis pristato naują AKL įstatų redakciją</text:h>
      <text:p text:style-name="Text">Kaip žinia, gyvename pagal labai senus įstatus, kurie nesuderinami su asociacijų įstatymu. Reikia pakeisti finansinius metus. Ištaisėme kai kuriuos niuansus, bet kažką sugadinome. Senuosiuose įstatuose parašyta „AKL pripažįsta AK judėjimo principus“. Tai neaišku, nebeliko AK sampratos. Įrašiau į įstatus, kad AKL pripažįsta 4 laisves, kaip parašyta FSF puslapyje. Tikimės, kad notarei neužklius apibrėžimas, paimtas iš nelietuviško šaltinio.</text:p>
      <text:p text:style-name="Text">Naujoje įstatų redakcijoje yra blogai suderinti du valdymo organai: prezidentas ir valdyba. Pagal asociacijų įstatymą, turi būti aiškios valdymo organų kompetencijos ribos. Mūsų suformuluota, kad valdyba nusprendžia, o prezidentas tvirtina sprendimą arba ne. Notarei tai užkliuvo. Reikia derinti su įstatymu.</text:p>
      <text:h text:style-name="Heading_20_3" text:outline-level="3">Klausimai</text:h>
      <text:p text:style-name="Text">Donatas G.: pagal mūsų įstatus, prezidentas yra valdybos narys, ar ne?</text:p>
      <text:p text:style-name="Text">Saulius G.: Taip, bet tai yra draudžiama. Valdymo organai turi būti atskirti.</text:p>
      <text:p text:style-name="Text">Donatas G.: Galiu paprašyti pažįstamos iš Teisingumo ministerijos, kad padėtų suderinti įstatus.</text:p>
      <text:h text:style-name="Heading_20_2" text:outline-level="2">BALSAVIMAS:</text:h>
      <text:p text:style-name="Text">Sutvarkyti įstatus, suderinti su notare ir priimti kitą visuotinį susirinkimą. <text:span text:style-name="T5">13 už, 1 prieš</text:span>.</text:p>
      <text:p text:style-name="Text"/>
      <text:h text:style-name="Heading_20_2" text:outline-level="2">SVARSTYTA:</text:h>
      <text:p text:style-name="Standard">AKL prezidento, revizoriaus ir valdybos rinkimų tvarka.</text:p>
      <text:p text:style-name="Standard">Balsavimo už valdybą tvarka:</text:p>
      <text:p text:style-name="Standard"><text:tab/>į biuletenius rašyti iki 5 kandidatų – 13 už.</text:p>
      <text:p text:style-name="Standard"><text:tab/>į biuletenius rašyti bet kiek kandidatų – 6 už. Kiti susilaiko.</text:p>
      <text:p text:style-name="Standard"/>
      <text:h text:style-name="Heading_20_3" text:outline-level="3">NUTARTA:</text:h>
      <text:p text:style-name="Standard">Rinkimai vyksta paprastu daugumos balsų būdu. Balsuojant už valdybą, įrašyti iki 5 kandidatų.</text:p>
      <text:p text:style-name="Standard"/>
      <text:p text:style-name="Standard">Jaro – siūlyti kandidatus į valdybą. Pasiūlyti Tomas, Albertas, Donatas, Rimas, Saulius, Mykolas, Gintas Balčiūnas, Mantas, Marius Gedminas, Jurgis Pralgauskis. Donatas dalyvauti atsisako.</text:p>
      <text:p text:style-name="Standard">Kandidatai į prezidentus: Saulius ir Albertas. Į revizorius siūlomi Kęstutis ir Jaroslav.</text:p>
      <text:p text:style-name="Standard"/>
      <text:h text:style-name="Heading_20_2" text:outline-level="2">SVARSTYTA:</text:h>
      <text:p text:style-name="Standard">AKL prezidento, revizoriaus ir valdybos rinkimai.</text:p>
      <text:p text:style-name="Standard">Revizorius:</text:p>
      <text:p text:style-name="Standard"><text:tab/>Kęstutis Biliūnas <text:tab/><text:tab/>– 13</text:p>
      <text:p text:style-name="Standard"><text:tab/>Jaroslav Šatkevič<text:tab/><text:tab/>– 10</text:p>
      <text:p text:style-name="Standard"/>
      <text:p text:style-name="Standard">Prezidentas:</text:p>
      <text:p text:style-name="Standard"><text:tab/>Saulius Gražulis <text:tab/><text:tab/>– 17</text:p>
      <text:p text:style-name="Standard"><text:tab/>Albertas Agejevas <text:tab/><text:tab/>– 6</text:p>
      <text:p text:style-name="Standard"/>
      <text:p text:style-name="Standard">Valdyba: </text:p>
      <text:p text:style-name="Standard"><text:tab/>Tomas Jonušas <text:tab/><text:tab/>– 20</text:p>
      <text:p text:style-name="Standard"><text:tab/>Mantas Kriaučiūnas <text:tab/><text:tab/>– 14</text:p>
      <text:p text:style-name="Standard"><text:tab/>Mykolas Okulič-Kazarinas <text:tab/>– 17</text:p>
      <text:p text:style-name="Standard"><text:tab/>Albertas Agejevas <text:tab/><text:tab/>– 14</text:p>
      <text:p text:style-name="Standard"><text:tab/>Saulius Gražulis <text:tab/><text:tab/>– 10</text:p>
      <text:p text:style-name="Standard"><text:tab/>Marius Gedminas <text:tab/><text:tab/>– 4</text:p>
      <text:p text:style-name="Standard"><text:tab/>Rimas Kudelis<text:tab/><text:tab/>– 11</text:p>
      <text:p text:style-name="Standard"><text:tab/>Gintas Balčiūnas<text:tab/><text:tab/>– 12</text:p>
      <text:p text:style-name="Standard"/>
      <text:h text:style-name="Heading_20_3" text:outline-level="3">NUTARTA:</text:h>
      <text:p text:style-name="Standard">Prezidentu išrinktas Saulius Gražulis. Revizorius Kęstutis Biliūnas, valdyba: Tomas, Mykolas, Albertas, Mantas, Gintas.</text:p>
      <text:p text:style-name="Standard"/>
      <text:p text:style-name="Standard"/>
      <text:p text:style-name="Standard">Susirinkimo pirmininkas<text:tab/><text:tab/><text:tab/><text:tab/><text:tab/>Susirinkimo sekretorė</text:p>
      <text:p text:style-name="Standard">Jaroslav Šatkevič<text:tab/><text:tab/><text:tab/><text:tab/><text:tab/><text:tab/>Kristina Kudriašov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Arial" svg:font-family="Arial" style:font-pitch="variable"/>
    <style:font-face style:name="Tahoma" svg:font-family="Tahoma, Lucidasans, 'Lucida Sans', 'Arial Unicode M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lt" fo:country="LT" style:font-size-asian="12pt" style:language-asian="lt" style:country-asian="LT" style:font-size-complex="12pt" style:language-complex="lt" style:country-complex="LT"/>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lt" fo:country="LT" style:font-name-asian="Arial" style:font-size-asian="12pt" style:language-asian="lt" style:country-asian="LT" style:font-name-complex="Tahoma" style:font-size-complex="12pt" style:language-complex="lt" style:country-complex="LT"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class="text">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Heading_20_1" style:display-name="Heading 1" style:family="paragraph" style:parent-style-name="Title" style:next-style-name="Text" style:class="text" style:default-outline-level="1">
      <style:paragraph-properties fo:text-align="center" style:justify-single-word="false"/>
      <style:text-properties fo:font-size="150%" fo:font-weight="bold" style:font-size-asian="115%" style:font-weight-asian="bold" style:font-size-complex="115%" style:font-weight-complex="bold"/>
    </style:style>
    <style:style style:name="Heading_20_2" style:display-name="Heading 2" style:family="paragraph" style:parent-style-name="Title" style:next-style-name="Text"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 style:class="text" style:master-page-name=""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 style:class="text">
      <style:text-properties fo:font-size="12pt" fo:font-style="oblique" fo:font-weight="bold" style:font-size-asian="85%" style:font-style-asian="italic" style:font-weight-asian="normal" style:font-size-complex="85%" style:font-style-complex="italic" style:font-weight-complex="normal"/>
    </style:style>
    <style:style style:name="List" style:family="paragraph" style:parent-style-name="Text" style:class="list">
      <style:text-properties style:font-name-complex="Tahoma1"/>
    </style:style>
    <style:style style:name="Title" style:family="paragraph" style:parent-style-name="Standard" style:class="text">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top="0cm" fo:margin-bottom="0.212cm" fo:text-align="justify"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Standard" style:class="text">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ubtitle" style:family="paragraph" style:parent-style-name="Title" style:next-style-name="Text"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5-21T14:33:29</meta:creation-date>
    <dc:creator>Kristina Kudriašova</dc:creator>
    <dc:date>2006-12-16T15:45:26</dc:date>
    <meta:printed-by>Kristina Kudriašova</meta:printed-by>
    <meta:print-date>2006-12-13T13:06:16</meta:print-date>
    <dc:language>lt-LT</dc:language>
    <meta:editing-cycles>143</meta:editing-cycles>
    <meta:editing-duration>PT9H26M21S</meta:editing-duration>
    <meta:user-defined meta:name="Info 1"/>
    <meta:user-defined meta:name="Info 2"/>
    <meta:user-defined meta:name="Info 3"/>
    <meta:user-defined meta:name="Info 4"/>
    <meta:document-statistic meta:table-count="0" meta:image-count="0" meta:object-count="0" meta:page-count="4" meta:paragraph-count="82" meta:word-count="898" meta:character-count="6859"/>
  </office:meta>
</office:document-meta>
</file>